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99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00.06018" calcext:value-type="float">
            <text:p>100.06018</text:p>
          </table:table-cell>
          <table:table-cell table:formula="of:=SUM([.A$1:.A$1048576])/188" office:value-type="float" office:value="100.426609468085" calcext:value-type="float">
            <text:p>100.4266094681</text:p>
          </table:table-cell>
          <table:table-cell office:value-type="float" office:value="100.10057" calcext:value-type="float">
            <text:p>100.10057</text:p>
          </table:table-cell>
          <table:table-cell table:formula="of:=SUM([.C$1:.C$1048576])/188" office:value-type="float" office:value="100.080553882979" calcext:value-type="float">
            <text:p>100.080553883</text:p>
          </table:table-cell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 table:formula="of:=MIN([.A$1:.A$1048576])" office:value-type="float" office:value="99.9742" calcext:value-type="float">
            <text:p>99.9742</text:p>
          </table:table-cell>
          <table:table-cell office:value-type="float" office:value="100.08937" calcext:value-type="float">
            <text:p>100.08937</text:p>
          </table:table-cell>
          <table:table-cell table:formula="of:=MIN([.C$1:.C$1048576])" office:value-type="float" office:value="99.49192" calcext:value-type="float">
            <text:p>99.49192</text:p>
          </table:table-cell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 table:formula="of:=MAX([.A$1:.A$1048576])" office:value-type="float" office:value="100.5413" calcext:value-type="float">
            <text:p>100.5413</text:p>
          </table:table-cell>
          <table:table-cell office:value-type="float" office:value="100.05855" calcext:value-type="float">
            <text:p>100.05855</text:p>
          </table:table-cell>
          <table:table-cell table:formula="of:=MAX([.C$1:.C$1048576])" office:value-type="float" office:value="100.26549" calcext:value-type="float">
            <text:p>100.26549</text:p>
          </table:table-cell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99.49192" calcext:value-type="float">
            <text:p>99.49192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08937" calcext:value-type="float">
            <text:p>100.08937</text:p>
          </table:table-cell>
          <table:table-cell/>
        </table:table-row>
        <table:table-row table:style-name="ro1">
          <table:table-cell office:value-type="float" office:value="100.48753" calcext:value-type="float">
            <text:p>100.48753</text:p>
          </table:table-cell>
          <table:table-cell/>
          <table:table-cell office:value-type="float" office:value="99.80468" calcext:value-type="float">
            <text:p>99.80468</text:p>
          </table:table-cell>
          <table:table-cell/>
        </table:table-row>
        <table:table-row table:style-name="ro1">
          <table:table-cell office:value-type="float" office:value="100.26858" calcext:value-type="float">
            <text:p>100.26858</text:p>
          </table:table-cell>
          <table:table-cell/>
          <table:table-cell office:value-type="float" office:value="100.09099" calcext:value-type="float">
            <text:p>100.09099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1386" calcext:value-type="float">
            <text:p>100.1386</text:p>
          </table:table-cell>
          <table:table-cell/>
        </table:table-row>
        <table:table-row table:style-name="ro1">
          <table:table-cell office:value-type="float" office:value="100.26858" calcext:value-type="float">
            <text:p>100.26858</text:p>
          </table:table-cell>
          <table:table-cell/>
          <table:table-cell office:value-type="float" office:value="100.09099" calcext:value-type="float">
            <text:p>100.09099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99.90917" calcext:value-type="float">
            <text:p>99.90917</text:p>
          </table:table-cell>
          <table:table-cell/>
        </table:table-row>
        <table:table-row table:style-name="ro1">
          <table:table-cell office:value-type="float" office:value="100.27482" calcext:value-type="float">
            <text:p>100.27482</text:p>
          </table:table-cell>
          <table:table-cell/>
          <table:table-cell office:value-type="float" office:value="100.14941" calcext:value-type="float">
            <text:p>100.14941</text:p>
          </table:table-cell>
          <table:table-cell/>
        </table:table-row>
        <table:table-row table:style-name="ro1">
          <table:table-cell office:value-type="float" office:value="100.46842" calcext:value-type="float">
            <text:p>100.46842</text:p>
          </table:table-cell>
          <table:table-cell/>
          <table:table-cell office:value-type="float" office:value="99.79901" calcext:value-type="float">
            <text:p>99.79901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08937" calcext:value-type="float">
            <text:p>100.08937</text:p>
          </table:table-cell>
          <table:table-cell/>
        </table:table-row>
        <table:table-row table:style-name="ro1">
          <table:table-cell office:value-type="float" office:value="100.43801" calcext:value-type="float">
            <text:p>100.43801</text:p>
          </table:table-cell>
          <table:table-cell/>
          <table:table-cell office:value-type="float" office:value="100.18026" calcext:value-type="float">
            <text:p>100.18026</text:p>
          </table:table-cell>
          <table:table-cell/>
        </table:table-row>
        <table:table-row table:style-name="ro1">
          <table:table-cell office:value-type="float" office:value="100.46872" calcext:value-type="float">
            <text:p>100.46872</text:p>
          </table:table-cell>
          <table:table-cell/>
          <table:table-cell office:value-type="float" office:value="100.08937" calcext:value-type="float">
            <text:p>100.08937</text:p>
          </table:table-cell>
          <table:table-cell/>
        </table:table-row>
        <table:table-row table:style-name="ro1">
          <table:table-cell office:value-type="float" office:value="100.37478" calcext:value-type="float">
            <text:p>100.37478</text:p>
          </table:table-cell>
          <table:table-cell/>
          <table:table-cell office:value-type="float" office:value="100.18215" calcext:value-type="float">
            <text:p>100.18215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1166" calcext:value-type="float">
            <text:p>100.1166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18215" calcext:value-type="float">
            <text:p>100.18215</text:p>
          </table:table-cell>
          <table:table-cell/>
        </table:table-row>
        <table:table-row table:style-name="ro1">
          <table:table-cell office:value-type="float" office:value="100.26858" calcext:value-type="float">
            <text:p>100.26858</text:p>
          </table:table-cell>
          <table:table-cell/>
          <table:table-cell office:value-type="float" office:value="100.09099" calcext:value-type="float">
            <text:p>100.09099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11393" calcext:value-type="float">
            <text:p>100.11393</text:p>
          </table:table-cell>
          <table:table-cell/>
        </table:table-row>
        <table:table-row table:style-name="ro1">
          <table:table-cell office:value-type="float" office:value="100.26858" calcext:value-type="float">
            <text:p>100.26858</text:p>
          </table:table-cell>
          <table:table-cell/>
          <table:table-cell office:value-type="float" office:value="100.08804" calcext:value-type="float">
            <text:p>100.08804</text:p>
          </table:table-cell>
          <table:table-cell/>
        </table:table-row>
        <table:table-row table:style-name="ro1">
          <table:table-cell office:value-type="float" office:value="100.37224" calcext:value-type="float">
            <text:p>100.37224</text:p>
          </table:table-cell>
          <table:table-cell/>
          <table:table-cell office:value-type="float" office:value="99.81298" calcext:value-type="float">
            <text:p>99.81298</text:p>
          </table:table-cell>
          <table:table-cell/>
        </table:table-row>
        <table:table-row table:style-name="ro1">
          <table:table-cell office:value-type="float" office:value="100.51116" calcext:value-type="float">
            <text:p>100.51116</text:p>
          </table:table-cell>
          <table:table-cell/>
          <table:table-cell office:value-type="float" office:value="100.1537" calcext:value-type="float">
            <text:p>100.1537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99.77688" calcext:value-type="float">
            <text:p>99.77688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11165" calcext:value-type="float">
            <text:p>100.11165</text:p>
          </table:table-cell>
          <table:table-cell/>
        </table:table-row>
        <table:table-row table:style-name="ro1">
          <table:table-cell office:value-type="float" office:value="100.52697" calcext:value-type="float">
            <text:p>100.52697</text:p>
          </table:table-cell>
          <table:table-cell/>
          <table:table-cell office:value-type="float" office:value="99.9067" calcext:value-type="float">
            <text:p>99.9067</text:p>
          </table:table-cell>
          <table:table-cell/>
        </table:table-row>
        <table:table-row table:style-name="ro1">
          <table:table-cell office:value-type="float" office:value="100.45402" calcext:value-type="float">
            <text:p>100.45402</text:p>
          </table:table-cell>
          <table:table-cell/>
          <table:table-cell office:value-type="float" office:value="100.06376" calcext:value-type="float">
            <text:p>100.06376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17889" calcext:value-type="float">
            <text:p>100.17889</text:p>
          </table:table-cell>
          <table:table-cell/>
        </table:table-row>
        <table:table-row table:style-name="ro1">
          <table:table-cell office:value-type="float" office:value="100.41674" calcext:value-type="float">
            <text:p>100.41674</text:p>
          </table:table-cell>
          <table:table-cell/>
          <table:table-cell office:value-type="float" office:value="100.05621" calcext:value-type="float">
            <text:p>100.05621</text:p>
          </table:table-cell>
          <table:table-cell/>
        </table:table-row>
        <table:table-row table:style-name="ro1">
          <table:table-cell office:value-type="float" office:value="100.44604" calcext:value-type="float">
            <text:p>100.44604</text:p>
          </table:table-cell>
          <table:table-cell/>
          <table:table-cell office:value-type="float" office:value="100.09099" calcext:value-type="float">
            <text:p>100.09099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0666" calcext:value-type="float">
            <text:p>100.0666</text:p>
          </table:table-cell>
          <table:table-cell/>
        </table:table-row>
        <table:table-row table:style-name="ro1">
          <table:table-cell office:value-type="float" office:value="100.26858" calcext:value-type="float">
            <text:p>100.26858</text:p>
          </table:table-cell>
          <table:table-cell/>
          <table:table-cell office:value-type="float" office:value="100.05652" calcext:value-type="float">
            <text:p>100.05652</text:p>
          </table:table-cell>
          <table:table-cell/>
        </table:table-row>
        <table:table-row table:style-name="ro1">
          <table:table-cell office:value-type="float" office:value="100.36309" calcext:value-type="float">
            <text:p>100.36309</text:p>
          </table:table-cell>
          <table:table-cell/>
          <table:table-cell office:value-type="float" office:value="100.09099" calcext:value-type="float">
            <text:p>100.09099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08937" calcext:value-type="float">
            <text:p>100.08937</text:p>
          </table:table-cell>
          <table:table-cell/>
        </table:table-row>
        <table:table-row table:style-name="ro1">
          <table:table-cell office:value-type="float" office:value="100.41578" calcext:value-type="float">
            <text:p>100.41578</text:p>
          </table:table-cell>
          <table:table-cell/>
          <table:table-cell office:value-type="float" office:value="100.1398" calcext:value-type="float">
            <text:p>100.1398</text:p>
          </table:table-cell>
          <table:table-cell/>
        </table:table-row>
        <table:table-row table:style-name="ro1">
          <table:table-cell office:value-type="float" office:value="100.45572" calcext:value-type="float">
            <text:p>100.45572</text:p>
          </table:table-cell>
          <table:table-cell/>
          <table:table-cell office:value-type="float" office:value="100.08937" calcext:value-type="float">
            <text:p>100.08937</text:p>
          </table:table-cell>
          <table:table-cell/>
        </table:table-row>
        <table:table-row table:style-name="ro1">
          <table:table-cell office:value-type="float" office:value="100.51581" calcext:value-type="float">
            <text:p>100.51581</text:p>
          </table:table-cell>
          <table:table-cell/>
          <table:table-cell office:value-type="float" office:value="100.04713" calcext:value-type="float">
            <text:p>100.04713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08937" calcext:value-type="float">
            <text:p>100.08937</text:p>
          </table:table-cell>
          <table:table-cell/>
        </table:table-row>
        <table:table-row table:style-name="ro1">
          <table:table-cell office:value-type="float" office:value="100.45662" calcext:value-type="float">
            <text:p>100.45662</text:p>
          </table:table-cell>
          <table:table-cell/>
          <table:table-cell office:value-type="float" office:value="100.08937" calcext:value-type="float">
            <text:p>100.08937</text:p>
          </table:table-cell>
          <table:table-cell/>
        </table:table-row>
        <table:table-row table:style-name="ro1">
          <table:table-cell office:value-type="float" office:value="100.26385" calcext:value-type="float">
            <text:p>100.26385</text:p>
          </table:table-cell>
          <table:table-cell/>
          <table:table-cell office:value-type="float" office:value="100.12558" calcext:value-type="float">
            <text:p>100.12558</text:p>
          </table:table-cell>
          <table:table-cell/>
        </table:table-row>
        <table:table-row table:style-name="ro1">
          <table:table-cell office:value-type="float" office:value="100.40552" calcext:value-type="float">
            <text:p>100.40552</text:p>
          </table:table-cell>
          <table:table-cell/>
          <table:table-cell office:value-type="float" office:value="100.09099" calcext:value-type="float">
            <text:p>100.09099</text:p>
          </table:table-cell>
          <table:table-cell/>
        </table:table-row>
        <table:table-row table:style-name="ro1">
          <table:table-cell office:value-type="float" office:value="100.26526" calcext:value-type="float">
            <text:p>100.26526</text:p>
          </table:table-cell>
          <table:table-cell/>
          <table:table-cell office:value-type="float" office:value="100.08937" calcext:value-type="float">
            <text:p>100.08937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99.66892" calcext:value-type="float">
            <text:p>99.66892</text:p>
          </table:table-cell>
          <table:table-cell/>
        </table:table-row>
        <table:table-row table:style-name="ro1">
          <table:table-cell office:value-type="float" office:value="99.9742" calcext:value-type="float">
            <text:p>99.9742</text:p>
          </table:table-cell>
          <table:table-cell/>
          <table:table-cell office:value-type="float" office:value="100.09925" calcext:value-type="float">
            <text:p>100.09925</text:p>
          </table:table-cell>
          <table:table-cell/>
        </table:table-row>
        <table:table-row table:style-name="ro1">
          <table:table-cell office:value-type="float" office:value="100.3705" calcext:value-type="float">
            <text:p>100.3705</text:p>
          </table:table-cell>
          <table:table-cell/>
          <table:table-cell office:value-type="float" office:value="100.08937" calcext:value-type="float">
            <text:p>100.08937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17721" calcext:value-type="float">
            <text:p>100.17721</text:p>
          </table:table-cell>
          <table:table-cell/>
        </table:table-row>
        <table:table-row table:style-name="ro1">
          <table:table-cell office:value-type="float" office:value="100.52209" calcext:value-type="float">
            <text:p>100.52209</text:p>
          </table:table-cell>
          <table:table-cell/>
          <table:table-cell office:value-type="float" office:value="100.10518" calcext:value-type="float">
            <text:p>100.10518</text:p>
          </table:table-cell>
          <table:table-cell/>
        </table:table-row>
        <table:table-row table:style-name="ro1">
          <table:table-cell office:value-type="float" office:value="100.45534" calcext:value-type="float">
            <text:p>100.45534</text:p>
          </table:table-cell>
          <table:table-cell/>
          <table:table-cell office:value-type="float" office:value="100.09099" calcext:value-type="float">
            <text:p>100.09099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12178" calcext:value-type="float">
            <text:p>100.12178</text:p>
          </table:table-cell>
          <table:table-cell/>
        </table:table-row>
        <table:table-row table:style-name="ro1">
          <table:table-cell office:value-type="float" office:value="100.39612" calcext:value-type="float">
            <text:p>100.39612</text:p>
          </table:table-cell>
          <table:table-cell/>
          <table:table-cell office:value-type="float" office:value="100.11737" calcext:value-type="float">
            <text:p>100.11737</text:p>
          </table:table-cell>
          <table:table-cell/>
        </table:table-row>
        <table:table-row table:style-name="ro1">
          <table:table-cell office:value-type="float" office:value="100.49561" calcext:value-type="float">
            <text:p>100.49561</text:p>
          </table:table-cell>
          <table:table-cell/>
          <table:table-cell office:value-type="float" office:value="99.84403" calcext:value-type="float">
            <text:p>99.84403</text:p>
          </table:table-cell>
          <table:table-cell/>
        </table:table-row>
        <table:table-row table:style-name="ro1">
          <table:table-cell office:value-type="float" office:value="100.29013" calcext:value-type="float">
            <text:p>100.29013</text:p>
          </table:table-cell>
          <table:table-cell/>
          <table:table-cell office:value-type="float" office:value="100.13442" calcext:value-type="float">
            <text:p>100.13442</text:p>
          </table:table-cell>
          <table:table-cell/>
        </table:table-row>
        <table:table-row table:style-name="ro1">
          <table:table-cell office:value-type="float" office:value="100.45087" calcext:value-type="float">
            <text:p>100.45087</text:p>
          </table:table-cell>
          <table:table-cell/>
          <table:table-cell office:value-type="float" office:value="99.82175" calcext:value-type="float">
            <text:p>99.82175</text:p>
          </table:table-cell>
          <table:table-cell/>
        </table:table-row>
        <table:table-row table:style-name="ro1">
          <table:table-cell office:value-type="float" office:value="100.17261" calcext:value-type="float">
            <text:p>100.17261</text:p>
          </table:table-cell>
          <table:table-cell/>
          <table:table-cell office:value-type="float" office:value="100.09386" calcext:value-type="float">
            <text:p>100.09386</text:p>
          </table:table-cell>
          <table:table-cell/>
        </table:table-row>
        <table:table-row table:style-name="ro1">
          <table:table-cell office:value-type="float" office:value="100.49185" calcext:value-type="float">
            <text:p>100.49185</text:p>
          </table:table-cell>
          <table:table-cell/>
          <table:table-cell office:value-type="float" office:value="100.07466" calcext:value-type="float">
            <text:p>100.07466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08937" calcext:value-type="float">
            <text:p>100.08937</text:p>
          </table:table-cell>
          <table:table-cell/>
        </table:table-row>
        <table:table-row table:style-name="ro1">
          <table:table-cell office:value-type="float" office:value="100.49198" calcext:value-type="float">
            <text:p>100.49198</text:p>
          </table:table-cell>
          <table:table-cell/>
          <table:table-cell office:value-type="float" office:value="100.08937" calcext:value-type="float">
            <text:p>100.08937</text:p>
          </table:table-cell>
          <table:table-cell/>
        </table:table-row>
        <table:table-row table:style-name="ro1">
          <table:table-cell office:value-type="float" office:value="100.53012" calcext:value-type="float">
            <text:p>100.53012</text:p>
          </table:table-cell>
          <table:table-cell/>
          <table:table-cell office:value-type="float" office:value="100.09099" calcext:value-type="float">
            <text:p>100.09099</text:p>
          </table:table-cell>
          <table:table-cell/>
        </table:table-row>
        <table:table-row table:style-name="ro1">
          <table:table-cell office:value-type="float" office:value="100.48575" calcext:value-type="float">
            <text:p>100.48575</text:p>
          </table:table-cell>
          <table:table-cell/>
          <table:table-cell office:value-type="float" office:value="100.17889" calcext:value-type="float">
            <text:p>100.17889</text:p>
          </table:table-cell>
          <table:table-cell/>
        </table:table-row>
        <table:table-row table:style-name="ro1">
          <table:table-cell office:value-type="float" office:value="100.46158" calcext:value-type="float">
            <text:p>100.46158</text:p>
          </table:table-cell>
          <table:table-cell/>
          <table:table-cell office:value-type="float" office:value="100.17889" calcext:value-type="float">
            <text:p>100.17889</text:p>
          </table:table-cell>
          <table:table-cell/>
        </table:table-row>
        <table:table-row table:style-name="ro1">
          <table:table-cell office:value-type="float" office:value="100.49394" calcext:value-type="float">
            <text:p>100.49394</text:p>
          </table:table-cell>
          <table:table-cell/>
          <table:table-cell office:value-type="float" office:value="100.12353" calcext:value-type="float">
            <text:p>100.12353</text:p>
          </table:table-cell>
          <table:table-cell/>
        </table:table-row>
        <table:table-row table:style-name="ro1">
          <table:table-cell office:value-type="float" office:value="100.52419" calcext:value-type="float">
            <text:p>100.52419</text:p>
          </table:table-cell>
          <table:table-cell/>
          <table:table-cell office:value-type="float" office:value="100.18874" calcext:value-type="float">
            <text:p>100.18874</text:p>
          </table:table-cell>
          <table:table-cell/>
        </table:table-row>
        <table:table-row table:style-name="ro1">
          <table:table-cell office:value-type="float" office:value="100.26858" calcext:value-type="float">
            <text:p>100.26858</text:p>
          </table:table-cell>
          <table:table-cell/>
          <table:table-cell office:value-type="float" office:value="99.91537" calcext:value-type="float">
            <text:p>99.91537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17711" calcext:value-type="float">
            <text:p>100.17711</text:p>
          </table:table-cell>
          <table:table-cell/>
        </table:table-row>
        <table:table-row table:style-name="ro1">
          <table:table-cell office:value-type="float" office:value="100.21641" calcext:value-type="float">
            <text:p>100.21641</text:p>
          </table:table-cell>
          <table:table-cell/>
          <table:table-cell office:value-type="float" office:value="100.17889" calcext:value-type="float">
            <text:p>100.17889</text:p>
          </table:table-cell>
          <table:table-cell/>
        </table:table-row>
        <table:table-row table:style-name="ro1">
          <table:table-cell office:value-type="float" office:value="100.42793" calcext:value-type="float">
            <text:p>100.42793</text:p>
          </table:table-cell>
          <table:table-cell/>
          <table:table-cell office:value-type="float" office:value="100.18215" calcext:value-type="float">
            <text:p>100.18215</text:p>
          </table:table-cell>
          <table:table-cell/>
        </table:table-row>
        <table:table-row table:style-name="ro1">
          <table:table-cell office:value-type="float" office:value="100.53315" calcext:value-type="float">
            <text:p>100.53315</text:p>
          </table:table-cell>
          <table:table-cell/>
          <table:table-cell office:value-type="float" office:value="100.17889" calcext:value-type="float">
            <text:p>100.17889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10835" calcext:value-type="float">
            <text:p>100.10835</text:p>
          </table:table-cell>
          <table:table-cell/>
        </table:table-row>
        <table:table-row table:style-name="ro1">
          <table:table-cell office:value-type="float" office:value="100.45693" calcext:value-type="float">
            <text:p>100.45693</text:p>
          </table:table-cell>
          <table:table-cell/>
          <table:table-cell office:value-type="float" office:value="100.2039" calcext:value-type="float">
            <text:p>100.2039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99.74195" calcext:value-type="float">
            <text:p>99.74195</text:p>
          </table:table-cell>
          <table:table-cell/>
        </table:table-row>
        <table:table-row table:style-name="ro1">
          <table:table-cell office:value-type="float" office:value="100.29563" calcext:value-type="float">
            <text:p>100.29563</text:p>
          </table:table-cell>
          <table:table-cell/>
          <table:table-cell office:value-type="float" office:value="100.14529" calcext:value-type="float">
            <text:p>100.14529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99.89851" calcext:value-type="float">
            <text:p>99.89851</text:p>
          </table:table-cell>
          <table:table-cell/>
        </table:table-row>
        <table:table-row table:style-name="ro1">
          <table:table-cell office:value-type="float" office:value="100.34991" calcext:value-type="float">
            <text:p>100.34991</text:p>
          </table:table-cell>
          <table:table-cell/>
          <table:table-cell office:value-type="float" office:value="100.17889" calcext:value-type="float">
            <text:p>100.17889</text:p>
          </table:table-cell>
          <table:table-cell/>
        </table:table-row>
        <table:table-row table:style-name="ro1">
          <table:table-cell office:value-type="float" office:value="100.51513" calcext:value-type="float">
            <text:p>100.51513</text:p>
          </table:table-cell>
          <table:table-cell/>
          <table:table-cell office:value-type="float" office:value="100.17889" calcext:value-type="float">
            <text:p>100.17889</text:p>
          </table:table-cell>
          <table:table-cell/>
        </table:table-row>
        <table:table-row table:style-name="ro1">
          <table:table-cell office:value-type="float" office:value="100.34878" calcext:value-type="float">
            <text:p>100.34878</text:p>
          </table:table-cell>
          <table:table-cell/>
          <table:table-cell office:value-type="float" office:value="100.16195" calcext:value-type="float">
            <text:p>100.16195</text:p>
          </table:table-cell>
          <table:table-cell/>
        </table:table-row>
        <table:table-row table:style-name="ro1">
          <table:table-cell office:value-type="float" office:value="100.49517" calcext:value-type="float">
            <text:p>100.49517</text:p>
          </table:table-cell>
          <table:table-cell/>
          <table:table-cell office:value-type="float" office:value="100.17889" calcext:value-type="float">
            <text:p>100.17889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26549" calcext:value-type="float">
            <text:p>100.26549</text:p>
          </table:table-cell>
          <table:table-cell/>
        </table:table-row>
        <table:table-row table:style-name="ro1">
          <table:table-cell office:value-type="float" office:value="100.46314" calcext:value-type="float">
            <text:p>100.46314</text:p>
          </table:table-cell>
          <table:table-cell/>
          <table:table-cell office:value-type="float" office:value="100.17889" calcext:value-type="float">
            <text:p>100.17889</text:p>
          </table:table-cell>
          <table:table-cell/>
        </table:table-row>
        <table:table-row table:style-name="ro1">
          <table:table-cell office:value-type="float" office:value="100.51089" calcext:value-type="float">
            <text:p>100.51089</text:p>
          </table:table-cell>
          <table:table-cell/>
          <table:table-cell office:value-type="float" office:value="100.09396" calcext:value-type="float">
            <text:p>100.09396</text:p>
          </table:table-cell>
          <table:table-cell/>
        </table:table-row>
        <table:table-row table:style-name="ro1">
          <table:table-cell office:value-type="float" office:value="100.48537" calcext:value-type="float">
            <text:p>100.48537</text:p>
          </table:table-cell>
          <table:table-cell/>
          <table:table-cell office:value-type="float" office:value="100.09099" calcext:value-type="float">
            <text:p>100.09099</text:p>
          </table:table-cell>
          <table:table-cell/>
        </table:table-row>
        <table:table-row table:style-name="ro1">
          <table:table-cell office:value-type="float" office:value="100.27347" calcext:value-type="float">
            <text:p>100.27347</text:p>
          </table:table-cell>
          <table:table-cell/>
          <table:table-cell office:value-type="float" office:value="100.10219" calcext:value-type="float">
            <text:p>100.10219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12671" calcext:value-type="float">
            <text:p>100.12671</text:p>
          </table:table-cell>
          <table:table-cell/>
        </table:table-row>
        <table:table-row table:style-name="ro1">
          <table:table-cell office:value-type="float" office:value="100.3513" calcext:value-type="float">
            <text:p>100.3513</text:p>
          </table:table-cell>
          <table:table-cell/>
          <table:table-cell office:value-type="float" office:value="100.10666" calcext:value-type="float">
            <text:p>100.10666</text:p>
          </table:table-cell>
          <table:table-cell/>
        </table:table-row>
        <table:table-row table:style-name="ro1">
          <table:table-cell office:value-type="float" office:value="100.52522" calcext:value-type="float">
            <text:p>100.52522</text:p>
          </table:table-cell>
          <table:table-cell/>
          <table:table-cell office:value-type="float" office:value="99.76336" calcext:value-type="float">
            <text:p>99.76336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09099" calcext:value-type="float">
            <text:p>100.09099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12639" calcext:value-type="float">
            <text:p>100.12639</text:p>
          </table:table-cell>
          <table:table-cell/>
        </table:table-row>
        <table:table-row table:style-name="ro1">
          <table:table-cell office:value-type="float" office:value="100.45925" calcext:value-type="float">
            <text:p>100.45925</text:p>
          </table:table-cell>
          <table:table-cell/>
          <table:table-cell office:value-type="float" office:value="99.91079" calcext:value-type="float">
            <text:p>99.91079</text:p>
          </table:table-cell>
          <table:table-cell/>
        </table:table-row>
        <table:table-row table:style-name="ro1">
          <table:table-cell office:value-type="float" office:value="100.51661" calcext:value-type="float">
            <text:p>100.51661</text:p>
          </table:table-cell>
          <table:table-cell/>
          <table:table-cell office:value-type="float" office:value="100.09099" calcext:value-type="float">
            <text:p>100.09099</text:p>
          </table:table-cell>
          <table:table-cell/>
        </table:table-row>
        <table:table-row table:style-name="ro1">
          <table:table-cell office:value-type="float" office:value="100.45424" calcext:value-type="float">
            <text:p>100.45424</text:p>
          </table:table-cell>
          <table:table-cell/>
          <table:table-cell office:value-type="float" office:value="100.09099" calcext:value-type="float">
            <text:p>100.09099</text:p>
          </table:table-cell>
          <table:table-cell/>
        </table:table-row>
        <table:table-row table:style-name="ro1">
          <table:table-cell office:value-type="float" office:value="100.5386" calcext:value-type="float">
            <text:p>100.5386</text:p>
          </table:table-cell>
          <table:table-cell/>
          <table:table-cell office:value-type="float" office:value="100.01133" calcext:value-type="float">
            <text:p>100.01133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09099" calcext:value-type="float">
            <text:p>100.09099</text:p>
          </table:table-cell>
          <table:table-cell/>
        </table:table-row>
        <table:table-row table:style-name="ro1">
          <table:table-cell office:value-type="float" office:value="100.51599" calcext:value-type="float">
            <text:p>100.51599</text:p>
          </table:table-cell>
          <table:table-cell/>
          <table:table-cell office:value-type="float" office:value="100.08937" calcext:value-type="float">
            <text:p>100.08937</text:p>
          </table:table-cell>
          <table:table-cell/>
        </table:table-row>
        <table:table-row table:style-name="ro1">
          <table:table-cell office:value-type="float" office:value="100.37284" calcext:value-type="float">
            <text:p>100.37284</text:p>
          </table:table-cell>
          <table:table-cell/>
          <table:table-cell office:value-type="float" office:value="100.08937" calcext:value-type="float">
            <text:p>100.08937</text:p>
          </table:table-cell>
          <table:table-cell/>
        </table:table-row>
        <table:table-row table:style-name="ro1">
          <table:table-cell office:value-type="float" office:value="100.27009" calcext:value-type="float">
            <text:p>100.27009</text:p>
          </table:table-cell>
          <table:table-cell/>
          <table:table-cell office:value-type="float" office:value="100.01578" calcext:value-type="float">
            <text:p>100.01578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1365" calcext:value-type="float">
            <text:p>100.1365</text:p>
          </table:table-cell>
          <table:table-cell/>
        </table:table-row>
        <table:table-row table:style-name="ro1">
          <table:table-cell office:value-type="float" office:value="100.5386" calcext:value-type="float">
            <text:p>100.5386</text:p>
          </table:table-cell>
          <table:table-cell/>
          <table:table-cell office:value-type="float" office:value="100.09099" calcext:value-type="float">
            <text:p>100.09099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10054" calcext:value-type="float">
            <text:p>100.10054</text:p>
          </table:table-cell>
          <table:table-cell/>
        </table:table-row>
        <table:table-row table:style-name="ro1">
          <table:table-cell office:value-type="float" office:value="100.47931" calcext:value-type="float">
            <text:p>100.47931</text:p>
          </table:table-cell>
          <table:table-cell/>
          <table:table-cell office:value-type="float" office:value="100.03217" calcext:value-type="float">
            <text:p>100.03217</text:p>
          </table:table-cell>
          <table:table-cell/>
        </table:table-row>
        <table:table-row table:style-name="ro1">
          <table:table-cell office:value-type="float" office:value="100.51564" calcext:value-type="float">
            <text:p>100.51564</text:p>
          </table:table-cell>
          <table:table-cell/>
          <table:table-cell office:value-type="float" office:value="100.08937" calcext:value-type="float">
            <text:p>100.08937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09099" calcext:value-type="float">
            <text:p>100.09099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99.75194" calcext:value-type="float">
            <text:p>99.75194</text:p>
          </table:table-cell>
          <table:table-cell/>
        </table:table-row>
        <table:table-row table:style-name="ro1">
          <table:table-cell office:value-type="float" office:value="100.26858" calcext:value-type="float">
            <text:p>100.26858</text:p>
          </table:table-cell>
          <table:table-cell/>
          <table:table-cell office:value-type="float" office:value="100.08937" calcext:value-type="float">
            <text:p>100.08937</text:p>
          </table:table-cell>
          <table:table-cell/>
        </table:table-row>
        <table:table-row table:style-name="ro1">
          <table:table-cell office:value-type="float" office:value="100.49418" calcext:value-type="float">
            <text:p>100.49418</text:p>
          </table:table-cell>
          <table:table-cell/>
          <table:table-cell office:value-type="float" office:value="100.08937" calcext:value-type="float">
            <text:p>100.08937</text:p>
          </table:table-cell>
          <table:table-cell/>
        </table:table-row>
        <table:table-row table:style-name="ro1">
          <table:table-cell office:value-type="float" office:value="100.26858" calcext:value-type="float">
            <text:p>100.26858</text:p>
          </table:table-cell>
          <table:table-cell/>
          <table:table-cell office:value-type="float" office:value="100.09099" calcext:value-type="float">
            <text:p>100.09099</text:p>
          </table:table-cell>
          <table:table-cell/>
        </table:table-row>
        <table:table-row table:style-name="ro1">
          <table:table-cell office:value-type="float" office:value="100.40468" calcext:value-type="float">
            <text:p>100.40468</text:p>
          </table:table-cell>
          <table:table-cell/>
          <table:table-cell office:value-type="float" office:value="100.17387" calcext:value-type="float">
            <text:p>100.17387</text:p>
          </table:table-cell>
          <table:table-cell/>
        </table:table-row>
        <table:table-row table:style-name="ro1">
          <table:table-cell office:value-type="float" office:value="100.14104" calcext:value-type="float">
            <text:p>100.14104</text:p>
          </table:table-cell>
          <table:table-cell/>
          <table:table-cell office:value-type="float" office:value="100.17222" calcext:value-type="float">
            <text:p>100.17222</text:p>
          </table:table-cell>
          <table:table-cell/>
        </table:table-row>
        <table:table-row table:style-name="ro1">
          <table:table-cell office:value-type="float" office:value="100.49196" calcext:value-type="float">
            <text:p>100.49196</text:p>
          </table:table-cell>
          <table:table-cell/>
          <table:table-cell office:value-type="float" office:value="100.09099" calcext:value-type="float">
            <text:p>100.09099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09074" calcext:value-type="float">
            <text:p>100.09074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99.99826" calcext:value-type="float">
            <text:p>99.99826</text:p>
          </table:table-cell>
          <table:table-cell/>
        </table:table-row>
        <table:table-row table:style-name="ro1">
          <table:table-cell office:value-type="float" office:value="100.47779" calcext:value-type="float">
            <text:p>100.47779</text:p>
          </table:table-cell>
          <table:table-cell/>
          <table:table-cell office:value-type="float" office:value="100.05992" calcext:value-type="float">
            <text:p>100.05992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99.91079" calcext:value-type="float">
            <text:p>99.91079</text:p>
          </table:table-cell>
          <table:table-cell/>
        </table:table-row>
        <table:table-row table:style-name="ro1">
          <table:table-cell office:value-type="float" office:value="100.40245" calcext:value-type="float">
            <text:p>100.40245</text:p>
          </table:table-cell>
          <table:table-cell/>
          <table:table-cell office:value-type="float" office:value="100.17889" calcext:value-type="float">
            <text:p>100.17889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99.90917" calcext:value-type="float">
            <text:p>99.90917</text:p>
          </table:table-cell>
          <table:table-cell/>
        </table:table-row>
        <table:table-row table:style-name="ro1">
          <table:table-cell office:value-type="float" office:value="100.35781" calcext:value-type="float">
            <text:p>100.35781</text:p>
          </table:table-cell>
          <table:table-cell/>
          <table:table-cell office:value-type="float" office:value="100.17889" calcext:value-type="float">
            <text:p>100.17889</text:p>
          </table:table-cell>
          <table:table-cell/>
        </table:table-row>
        <table:table-row table:style-name="ro1">
          <table:table-cell office:value-type="float" office:value="100.49133" calcext:value-type="float">
            <text:p>100.49133</text:p>
          </table:table-cell>
          <table:table-cell/>
          <table:table-cell office:value-type="float" office:value="100.17748" calcext:value-type="float">
            <text:p>100.17748</text:p>
          </table:table-cell>
          <table:table-cell/>
        </table:table-row>
        <table:table-row table:style-name="ro1">
          <table:table-cell office:value-type="float" office:value="100.44851" calcext:value-type="float">
            <text:p>100.44851</text:p>
          </table:table-cell>
          <table:table-cell/>
          <table:table-cell office:value-type="float" office:value="100.17889" calcext:value-type="float">
            <text:p>100.17889</text:p>
          </table:table-cell>
          <table:table-cell/>
        </table:table-row>
        <table:table-row table:style-name="ro1">
          <table:table-cell office:value-type="float" office:value="100.43466" calcext:value-type="float">
            <text:p>100.43466</text:p>
          </table:table-cell>
          <table:table-cell/>
          <table:table-cell office:value-type="float" office:value="100.10524" calcext:value-type="float">
            <text:p>100.10524</text:p>
          </table:table-cell>
          <table:table-cell/>
        </table:table-row>
        <table:table-row table:style-name="ro1">
          <table:table-cell office:value-type="float" office:value="100.51638" calcext:value-type="float">
            <text:p>100.51638</text:p>
          </table:table-cell>
          <table:table-cell/>
          <table:table-cell office:value-type="float" office:value="100.09888" calcext:value-type="float">
            <text:p>100.09888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12974" calcext:value-type="float">
            <text:p>100.12974</text:p>
          </table:table-cell>
          <table:table-cell/>
        </table:table-row>
        <table:table-row table:style-name="ro1">
          <table:table-cell office:value-type="float" office:value="100.45325" calcext:value-type="float">
            <text:p>100.45325</text:p>
          </table:table-cell>
          <table:table-cell/>
          <table:table-cell office:value-type="float" office:value="100.18215" calcext:value-type="float">
            <text:p>100.18215</text:p>
          </table:table-cell>
          <table:table-cell/>
        </table:table-row>
        <table:table-row table:style-name="ro1">
          <table:table-cell office:value-type="float" office:value="100.44749" calcext:value-type="float">
            <text:p>100.44749</text:p>
          </table:table-cell>
          <table:table-cell/>
          <table:table-cell office:value-type="float" office:value="100.17889" calcext:value-type="float">
            <text:p>100.17889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17889" calcext:value-type="float">
            <text:p>100.17889</text:p>
          </table:table-cell>
          <table:table-cell/>
        </table:table-row>
        <table:table-row table:style-name="ro1">
          <table:table-cell office:value-type="float" office:value="100.51832" calcext:value-type="float">
            <text:p>100.51832</text:p>
          </table:table-cell>
          <table:table-cell/>
          <table:table-cell office:value-type="float" office:value="100.18215" calcext:value-type="float">
            <text:p>100.18215</text:p>
          </table:table-cell>
          <table:table-cell/>
        </table:table-row>
        <table:table-row table:style-name="ro1">
          <table:table-cell office:value-type="float" office:value="100.45052" calcext:value-type="float">
            <text:p>100.45052</text:p>
          </table:table-cell>
          <table:table-cell/>
          <table:table-cell office:value-type="float" office:value="100.17889" calcext:value-type="float">
            <text:p>100.17889</text:p>
          </table:table-cell>
          <table:table-cell/>
        </table:table-row>
        <table:table-row table:style-name="ro1">
          <table:table-cell office:value-type="float" office:value="100.32713" calcext:value-type="float">
            <text:p>100.32713</text:p>
          </table:table-cell>
          <table:table-cell/>
          <table:table-cell office:value-type="float" office:value="99.8287" calcext:value-type="float">
            <text:p>99.8287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99.94448" calcext:value-type="float">
            <text:p>99.94448</text:p>
          </table:table-cell>
          <table:table-cell/>
        </table:table-row>
        <table:table-row table:style-name="ro1">
          <table:table-cell office:value-type="float" office:value="100.26858" calcext:value-type="float">
            <text:p>100.26858</text:p>
          </table:table-cell>
          <table:table-cell/>
          <table:table-cell office:value-type="float" office:value="100.11674" calcext:value-type="float">
            <text:p>100.11674</text:p>
          </table:table-cell>
          <table:table-cell/>
        </table:table-row>
        <table:table-row table:style-name="ro1">
          <table:table-cell office:value-type="float" office:value="100.47905" calcext:value-type="float">
            <text:p>100.47905</text:p>
          </table:table-cell>
          <table:table-cell/>
          <table:table-cell office:value-type="float" office:value="99.97845" calcext:value-type="float">
            <text:p>99.97845</text:p>
          </table:table-cell>
          <table:table-cell/>
        </table:table-row>
        <table:table-row table:style-name="ro1">
          <table:table-cell office:value-type="float" office:value="100.53129" calcext:value-type="float">
            <text:p>100.53129</text:p>
          </table:table-cell>
          <table:table-cell/>
          <table:table-cell office:value-type="float" office:value="100.15394" calcext:value-type="float">
            <text:p>100.15394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99.96046" calcext:value-type="float">
            <text:p>99.96046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17889" calcext:value-type="float">
            <text:p>100.17889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99.90042" calcext:value-type="float">
            <text:p>99.90042</text:p>
          </table:table-cell>
          <table:table-cell/>
        </table:table-row>
        <table:table-row table:style-name="ro1">
          <table:table-cell office:value-type="float" office:value="100.46185" calcext:value-type="float">
            <text:p>100.46185</text:p>
          </table:table-cell>
          <table:table-cell/>
          <table:table-cell office:value-type="float" office:value="100.05225" calcext:value-type="float">
            <text:p>100.05225</text:p>
          </table:table-cell>
          <table:table-cell/>
        </table:table-row>
        <table:table-row table:style-name="ro1">
          <table:table-cell office:value-type="float" office:value="100.5413" calcext:value-type="float">
            <text:p>100.5413</text:p>
          </table:table-cell>
          <table:table-cell/>
          <table:table-cell office:value-type="float" office:value="100.08937" calcext:value-type="float">
            <text:p>100.08937</text:p>
          </table:table-cell>
          <table:table-cell/>
        </table:table-row>
        <table:table-row table:style-name="ro1">
          <table:table-cell office:value-type="float" office:value="100.22888" calcext:value-type="float">
            <text:p>100.22888</text:p>
          </table:table-cell>
          <table:table-cell/>
          <table:table-cell office:value-type="float" office:value="100.09099" calcext:value-type="float">
            <text:p>100.09099</text:p>
          </table:table-cell>
          <table:table-cell/>
        </table:table-row>
        <table:table-row table:style-name="ro1">
          <table:table-cell office:value-type="float" office:value="100.5386" calcext:value-type="float">
            <text:p>100.5386</text:p>
          </table:table-cell>
          <table:table-cell/>
          <table:table-cell office:value-type="float" office:value="100.11204" calcext:value-type="float">
            <text:p>100.11204</text:p>
          </table:table-cell>
          <table:table-cell/>
        </table:table-row>
        <table:table-row table:style-name="ro1">
          <table:table-cell office:value-type="float" office:value="100.26858" calcext:value-type="float">
            <text:p>100.26858</text:p>
          </table:table-cell>
          <table:table-cell/>
          <table:table-cell office:value-type="float" office:value="100.18215" calcext:value-type="float">
            <text:p>100.18215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08937" calcext:value-type="float">
            <text:p>100.08937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08937" calcext:value-type="float">
            <text:p>100.08937</text:p>
          </table:table-cell>
          <table:table-cell/>
        </table:table-row>
        <table:table-row table:style-name="ro1">
          <table:table-cell office:value-type="float" office:value="100.46277" calcext:value-type="float">
            <text:p>100.46277</text:p>
          </table:table-cell>
          <table:table-cell/>
          <table:table-cell office:value-type="float" office:value="100.08937" calcext:value-type="float">
            <text:p>100.08937</text:p>
          </table:table-cell>
          <table:table-cell/>
        </table:table-row>
        <table:table-row table:style-name="ro1">
          <table:table-cell office:value-type="float" office:value="100.49961" calcext:value-type="float">
            <text:p>100.49961</text:p>
          </table:table-cell>
          <table:table-cell/>
          <table:table-cell office:value-type="float" office:value="100.10481" calcext:value-type="float">
            <text:p>100.10481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0.31958" calcext:value-type="float">
            <text:p>100.31958</text:p>
          </table:table-cell>
          <table:table-cell/>
          <table:table-cell office:value-type="float" office:value="100.17448" calcext:value-type="float">
            <text:p>100.17448</text:p>
          </table:table-cell>
          <table:table-cell/>
        </table:table-row>
        <table:table-row table:style-name="ro1">
          <table:table-cell office:value-type="float" office:value="100.46222" calcext:value-type="float">
            <text:p>100.46222</text:p>
          </table:table-cell>
          <table:table-cell/>
          <table:table-cell office:value-type="float" office:value="100.16951" calcext:value-type="float">
            <text:p>100.16951</text:p>
          </table:table-cell>
          <table:table-cell/>
        </table:table-row>
        <table:table-row table:style-name="ro1">
          <table:table-cell office:value-type="float" office:value="100.49138" calcext:value-type="float">
            <text:p>100.49138</text:p>
          </table:table-cell>
          <table:table-cell/>
          <table:table-cell office:value-type="float" office:value="100.14661" calcext:value-type="float">
            <text:p>100.14661</text:p>
          </table:table-cell>
          <table:table-cell/>
        </table:table-row>
        <table:table-row table:style-name="ro1">
          <table:table-cell office:value-type="float" office:value="100.53147" calcext:value-type="float">
            <text:p>100.53147</text:p>
          </table:table-cell>
          <table:table-cell/>
          <table:table-cell office:value-type="float" office:value="100.17889" calcext:value-type="float">
            <text:p>100.17889</text:p>
          </table:table-cell>
          <table:table-cell/>
        </table:table-row>
        <table:table-row table:style-name="ro1">
          <table:table-cell office:value-type="float" office:value="100.52485" calcext:value-type="float">
            <text:p>100.52485</text:p>
          </table:table-cell>
          <table:table-cell/>
          <table:table-cell office:value-type="float" office:value="100.08937" calcext:value-type="float">
            <text:p>100.08937</text:p>
          </table:table-cell>
          <table:table-cell/>
        </table:table-row>
        <table:table-row table:style-name="ro1">
          <table:table-cell office:value-type="float" office:value="100.27347" calcext:value-type="float">
            <text:p>100.27347</text:p>
          </table:table-cell>
          <table:table-cell/>
          <table:table-cell office:value-type="float" office:value="100.12368" calcext:value-type="float">
            <text:p>100.12368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04553" calcext:value-type="float">
            <text:p>100.04553</text:p>
          </table:table-cell>
          <table:table-cell/>
        </table:table-row>
        <table:table-row table:style-name="ro1">
          <table:table-cell office:value-type="float" office:value="100.42815" calcext:value-type="float">
            <text:p>100.42815</text:p>
          </table:table-cell>
          <table:table-cell/>
          <table:table-cell office:value-type="float" office:value="100.11205" calcext:value-type="float">
            <text:p>100.11205</text:p>
          </table:table-cell>
          <table:table-cell/>
        </table:table-row>
        <table:table-row table:style-name="ro1">
          <table:table-cell office:value-type="float" office:value="100.45729" calcext:value-type="float">
            <text:p>100.45729</text:p>
          </table:table-cell>
          <table:table-cell/>
          <table:table-cell office:value-type="float" office:value="100.09406" calcext:value-type="float">
            <text:p>100.09406</text:p>
          </table:table-cell>
          <table:table-cell/>
        </table:table-row>
        <table:table-row table:style-name="ro1">
          <table:table-cell office:value-type="float" office:value="100.48308" calcext:value-type="float">
            <text:p>100.48308</text:p>
          </table:table-cell>
          <table:table-cell/>
          <table:table-cell office:value-type="float" office:value="100.09099" calcext:value-type="float">
            <text:p>100.09099</text:p>
          </table:table-cell>
          <table:table-cell/>
        </table:table-row>
        <table:table-row table:style-name="ro1">
          <table:table-cell office:value-type="float" office:value="100.49516" calcext:value-type="float">
            <text:p>100.49516</text:p>
          </table:table-cell>
          <table:table-cell/>
          <table:table-cell office:value-type="float" office:value="99.75612" calcext:value-type="float">
            <text:p>99.75612</text:p>
          </table:table-cell>
          <table:table-cell/>
        </table:table-row>
        <table:table-row table:style-name="ro1">
          <table:table-cell office:value-type="float" office:value="100.5386" calcext:value-type="float">
            <text:p>100.5386</text:p>
          </table:table-cell>
          <table:table-cell/>
          <table:table-cell office:value-type="float" office:value="100.14498" calcext:value-type="float">
            <text:p>100.14498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09099" calcext:value-type="float">
            <text:p>100.09099</text:p>
          </table:table-cell>
          <table:table-cell/>
        </table:table-row>
        <table:table-row table:style-name="ro1">
          <table:table-cell office:value-type="float" office:value="100.27206" calcext:value-type="float">
            <text:p>100.27206</text:p>
          </table:table-cell>
          <table:table-cell/>
          <table:table-cell office:value-type="float" office:value="100.09624" calcext:value-type="float">
            <text:p>100.09624</text:p>
          </table:table-cell>
          <table:table-cell/>
        </table:table-row>
        <table:table-row table:style-name="ro1">
          <table:table-cell office:value-type="float" office:value="100.51184" calcext:value-type="float">
            <text:p>100.51184</text:p>
          </table:table-cell>
          <table:table-cell/>
          <table:table-cell office:value-type="float" office:value="99.91996" calcext:value-type="float">
            <text:p>99.91996</text:p>
          </table:table-cell>
          <table:table-cell/>
        </table:table-row>
        <table:table-row table:style-name="ro1">
          <table:table-cell office:value-type="float" office:value="100.16923" calcext:value-type="float">
            <text:p>100.16923</text:p>
          </table:table-cell>
          <table:table-cell/>
          <table:table-cell office:value-type="float" office:value="100.22251" calcext:value-type="float">
            <text:p>100.22251</text:p>
          </table:table-cell>
          <table:table-cell/>
        </table:table-row>
        <table:table-row table:style-name="ro1">
          <table:table-cell office:value-type="float" office:value="100.4937" calcext:value-type="float">
            <text:p>100.4937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0.51829" calcext:value-type="float">
            <text:p>100.51829</text:p>
          </table:table-cell>
          <table:table-cell/>
          <table:table-cell office:value-type="float" office:value="100.09099" calcext:value-type="float">
            <text:p>100.09099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08937" calcext:value-type="float">
            <text:p>100.08937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0878" calcext:value-type="float">
            <text:p>100.0878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17889" calcext:value-type="float">
            <text:p>100.17889</text:p>
          </table:table-cell>
          <table:table-cell/>
        </table:table-row>
        <table:table-row table:style-name="ro1">
          <table:table-cell office:value-type="float" office:value="100.49043" calcext:value-type="float">
            <text:p>100.49043</text:p>
          </table:table-cell>
          <table:table-cell/>
          <table:table-cell office:value-type="float" office:value="100.08937" calcext:value-type="float">
            <text:p>100.08937</text:p>
          </table:table-cell>
          <table:table-cell/>
        </table:table-row>
        <table:table-row table:style-name="ro1">
          <table:table-cell office:value-type="float" office:value="100.46839" calcext:value-type="float">
            <text:p>100.46839</text:p>
          </table:table-cell>
          <table:table-cell/>
          <table:table-cell office:value-type="float" office:value="100.18868" calcext:value-type="float">
            <text:p>100.18868</text:p>
          </table:table-cell>
          <table:table-cell/>
        </table:table-row>
        <table:table-row table:style-name="ro1">
          <table:table-cell office:value-type="float" office:value="100.31722" calcext:value-type="float">
            <text:p>100.31722</text:p>
          </table:table-cell>
          <table:table-cell/>
          <table:table-cell office:value-type="float" office:value="100.14308" calcext:value-type="float">
            <text:p>100.14308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99.83261" calcext:value-type="float">
            <text:p>99.83261</text:p>
          </table:table-cell>
          <table:table-cell/>
        </table:table-row>
        <table:table-row table:style-name="ro1">
          <table:table-cell office:value-type="float" office:value="100.27697" calcext:value-type="float">
            <text:p>100.27697</text:p>
          </table:table-cell>
          <table:table-cell/>
          <table:table-cell office:value-type="float" office:value="100.18215" calcext:value-type="float">
            <text:p>100.18215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18215" calcext:value-type="float">
            <text:p>100.18215</text:p>
          </table:table-cell>
          <table:table-cell/>
        </table:table-row>
        <table:table-row table:style-name="ro1">
          <table:table-cell office:value-type="float" office:value="100.46525" calcext:value-type="float">
            <text:p>100.46525</text:p>
          </table:table-cell>
          <table:table-cell/>
          <table:table-cell office:value-type="float" office:value="99.91994" calcext:value-type="float">
            <text:p>99.91994</text:p>
          </table:table-cell>
          <table:table-cell/>
        </table:table-row>
        <table:table-row table:style-name="ro1">
          <table:table-cell office:value-type="float" office:value="100.4903" calcext:value-type="float">
            <text:p>100.4903</text:p>
          </table:table-cell>
          <table:table-cell/>
          <table:table-cell office:value-type="float" office:value="100.18215" calcext:value-type="float">
            <text:p>100.18215</text:p>
          </table:table-cell>
          <table:table-cell/>
        </table:table-row>
        <table:table-row table:style-name="ro1">
          <table:table-cell office:value-type="float" office:value="100.49357" calcext:value-type="float">
            <text:p>100.49357</text:p>
          </table:table-cell>
          <table:table-cell/>
          <table:table-cell office:value-type="float" office:value="100.24637" calcext:value-type="float">
            <text:p>100.24637</text:p>
          </table:table-cell>
          <table:table-cell/>
        </table:table-row>
        <table:table-row table:style-name="ro1">
          <table:table-cell office:value-type="float" office:value="100.46272" calcext:value-type="float">
            <text:p>100.46272</text:p>
          </table:table-cell>
          <table:table-cell/>
          <table:table-cell office:value-type="float" office:value="100.16539" calcext:value-type="float">
            <text:p>100.16539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17889" calcext:value-type="float">
            <text:p>100.17889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17889" calcext:value-type="float">
            <text:p>100.17889</text:p>
          </table:table-cell>
          <table:table-cell/>
        </table:table-row>
        <table:table-row table:style-name="ro1">
          <table:table-cell office:value-type="float" office:value="100.26858" calcext:value-type="float">
            <text:p>100.26858</text:p>
          </table:table-cell>
          <table:table-cell/>
          <table:table-cell office:value-type="float" office:value="100.09099" calcext:value-type="float">
            <text:p>100.09099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17889" calcext:value-type="float">
            <text:p>100.17889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18215" calcext:value-type="float">
            <text:p>100.18215</text:p>
          </table:table-cell>
          <table:table-cell/>
        </table:table-row>
        <table:table-row table:style-name="ro1">
          <table:table-cell office:value-type="float" office:value="100.53246" calcext:value-type="float">
            <text:p>100.53246</text:p>
          </table:table-cell>
          <table:table-cell/>
          <table:table-cell office:value-type="float" office:value="100.18432" calcext:value-type="float">
            <text:p>100.18432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09099" calcext:value-type="float">
            <text:p>100.09099</text:p>
          </table:table-cell>
          <table:table-cell/>
        </table:table-row>
        <table:table-row table:style-name="ro1">
          <table:table-cell office:value-type="float" office:value="100.52176" calcext:value-type="float">
            <text:p>100.52176</text:p>
          </table:table-cell>
          <table:table-cell/>
          <table:table-cell office:value-type="float" office:value="100.1478" calcext:value-type="float">
            <text:p>100.1478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.17889" calcext:value-type="float">
            <text:p>100.17889</text:p>
          </table:table-cell>
          <table:table-cell/>
        </table:table-row>
        <table:table-row table:style-name="ro1">
          <table:table-cell office:value-type="float" office:value="100.5386" calcext:value-type="float">
            <text:p>100.5386</text:p>
          </table:table-cell>
          <table:table-cell/>
          <table:table-cell office:value-type="float" office:value="100.25566" calcext:value-type="float">
            <text:p>100.25566</text:p>
          </table:table-cell>
          <table:table-cell/>
        </table:table-row>
        <table:table-row table:style-name="ro1">
          <table:table-cell office:value-type="float" office:value="100.53536" calcext:value-type="float">
            <text:p>100.53536</text:p>
          </table:table-cell>
          <table:table-cell/>
          <table:table-cell office:value-type="float" office:value="100.09099" calcext:value-type="float">
            <text:p>100.09099</text:p>
          </table:table-cell>
          <table:table-cell/>
        </table:table-row>
        <table:table-row table:style-name="ro1">
          <table:table-cell office:value-type="float" office:value="100.4361" calcext:value-type="float">
            <text:p>100.4361</text:p>
          </table:table-cell>
          <table:table-cell/>
          <table:table-cell office:value-type="float" office:value="100.08937" calcext:value-type="float">
            <text:p>100.08937</text:p>
          </table:table-cell>
          <table:table-cell/>
        </table:table-row>
        <table:table-row table:style-name="ro1">
          <table:table-cell office:value-type="float" office:value="100.33586" calcext:value-type="float">
            <text:p>100.33586</text:p>
          </table:table-cell>
          <table:table-cell/>
          <table:table-cell office:value-type="float" office:value="100.07787" calcext:value-type="float">
            <text:p>100.07787</text:p>
          </table:table-cell>
          <table:table-cell/>
        </table:table-row>
        <table:table-row table:style-name="ro1">
          <table:table-cell office:value-type="float" office:value="100.44843" calcext:value-type="float">
            <text:p>100.44843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 style:data-style-name="N2" text:time-value="11:49:04.952016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1:34:38.692600822</meta:creation-date>
    <dc:date>2017-09-12T11:48:17.846117125</dc:date>
    <meta:editing-duration>PT2M58S</meta:editing-duration>
    <meta:editing-cycles>1</meta:editing-cycles>
    <meta:generator>LibreOffice/5.1.6.2$Linux_X86_64 LibreOffice_project/10m0$Build-2</meta:generator>
    <meta:document-statistic meta:table-count="1" meta:cell-count="382" meta:object-count="0"/>
  </office:meta>
</office:document-meta>
</file>